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42100002CB50000580CD2054CB0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Code">
      <style:text-properties officeooo:rsid="004b5d80" officeooo:paragraph-rsid="00594092"/>
    </style:style>
    <style:style style:name="P8" style:family="paragraph" style:parent-style-name="Code">
      <style:text-properties officeooo:paragraph-rsid="0080b9e9"/>
    </style:style>
    <style:style style:name="P9" style:family="paragraph" style:parent-style-name="Text_20_body">
      <style:text-properties officeooo:rsid="005cc85a" officeooo:paragraph-rsid="005cc85a"/>
    </style:style>
    <style:style style:name="P10" style:family="paragraph" style:parent-style-name="Text_20_body">
      <style:text-properties officeooo:paragraph-rsid="005cc85a"/>
    </style:style>
    <style:style style:name="P11" style:family="paragraph" style:parent-style-name="Text_20_body">
      <style:text-properties officeooo:paragraph-rsid="005e1b13"/>
    </style:style>
    <style:style style:name="P12" style:family="paragraph" style:parent-style-name="Text_20_body">
      <style:text-properties officeooo:paragraph-rsid="00654867"/>
    </style:style>
    <style:style style:name="P13" style:family="paragraph" style:parent-style-name="Text_20_body">
      <style:text-properties officeooo:rsid="0076dfc6" officeooo:paragraph-rsid="0076dfc6"/>
    </style:style>
    <style:style style:name="P14" style:family="paragraph" style:parent-style-name="Text_20_body">
      <style:text-properties officeooo:rsid="0076ecd2" officeooo:paragraph-rsid="0080b9e9"/>
    </style:style>
    <style:style style:name="P15" style:family="paragraph" style:parent-style-name="Text_20_body">
      <style:text-properties officeooo:paragraph-rsid="0080b9e9"/>
    </style:style>
    <style:style style:name="P16" style:family="paragraph" style:parent-style-name="Text_20_body">
      <style:text-properties officeooo:rsid="00849980" officeooo:paragraph-rsid="00849980"/>
    </style:style>
    <style:style style:name="P17" style:family="paragraph" style:parent-style-name="Text_20_body">
      <style:text-properties officeooo:rsid="00883a2f" officeooo:paragraph-rsid="00883a2f"/>
    </style:style>
    <style:style style:name="P18" style:family="paragraph" style:parent-style-name="Text_20_body">
      <style:text-properties officeooo:rsid="008abc2c" officeooo:paragraph-rsid="008abc2c"/>
    </style:style>
    <style:style style:name="P19" style:family="paragraph" style:parent-style-name="Text_20_body">
      <style:text-properties officeooo:rsid="008b96b6" officeooo:paragraph-rsid="008b96b6"/>
    </style:style>
    <style:style style:name="P20" style:family="paragraph" style:parent-style-name="Text_20_body">
      <style:text-properties officeooo:rsid="008b96b6" officeooo:paragraph-rsid="008cc91e"/>
    </style:style>
    <style:style style:name="P21" style:family="paragraph" style:parent-style-name="Text_20_body">
      <style:text-properties officeooo:rsid="008b96b6" officeooo:paragraph-rsid="008da2d2"/>
    </style:style>
    <style:style style:name="P22" style:family="paragraph" style:parent-style-name="Text_20_body">
      <style:text-properties officeooo:rsid="008f0a94" officeooo:paragraph-rsid="008f0a94"/>
    </style:style>
    <style:style style:name="P23" style:family="paragraph" style:parent-style-name="Text_20_body">
      <style:text-properties officeooo:rsid="008f0a94" officeooo:paragraph-rsid="00900671"/>
    </style:style>
    <style:style style:name="P24" style:family="paragraph" style:parent-style-name="Text_20_body">
      <style:paragraph-properties fo:text-align="center" style:justify-single-word="false"/>
      <style:text-properties officeooo:paragraph-rsid="0091cfcd"/>
    </style:style>
    <style:style style:name="P25" style:family="paragraph" style:parent-style-name="Text_20_body">
      <style:paragraph-properties fo:text-align="center" style:justify-single-word="false"/>
      <style:text-properties officeooo:rsid="0091cfcd" officeooo:paragraph-rsid="0091cfcd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fo:color="#646464" style:font-name="Monospace" fo:font-size="10pt" officeooo:rsid="0093ab54" officeooo:paragraph-rsid="0093ab54" fo:background-color="#d4d4d4" style:font-size-asian="10pt"/>
    </style:style>
    <style:style style:name="P30" style:family="paragraph" style:parent-style-name="Text_20_body">
      <style:text-properties officeooo:rsid="0095695f" officeooo:paragraph-rsid="0095695f"/>
    </style:style>
    <style:style style:name="P31" style:family="paragraph" style:parent-style-name="Heading_20_2">
      <style:text-properties officeooo:rsid="0073cd8f" officeooo:paragraph-rsid="0073cd8f"/>
    </style:style>
    <style:style style:name="P32" style:family="paragraph" style:parent-style-name="Heading_20_2">
      <style:text-properties officeooo:rsid="0076ecd2" officeooo:paragraph-rsid="0076ecd2"/>
    </style:style>
    <style:style style:name="P33" style:family="paragraph" style:parent-style-name="Heading_20_2">
      <style:text-properties officeooo:rsid="0076ecd2" officeooo:paragraph-rsid="0080b9e9"/>
    </style:style>
    <style:style style:name="P34" style:family="paragraph" style:parent-style-name="Heading_20_2">
      <style:text-properties officeooo:rsid="0076ecd2" officeooo:paragraph-rsid="008418ce"/>
    </style:style>
    <style:style style:name="P35" style:family="paragraph" style:parent-style-name="Heading_20_2">
      <style:text-properties officeooo:rsid="0076ecd2" officeooo:paragraph-rsid="00877f9a"/>
    </style:style>
    <style:style style:name="P36" style:family="paragraph" style:parent-style-name="Heading_20_2">
      <style:text-properties officeooo:rsid="0076ecd2" officeooo:paragraph-rsid="00883a2f"/>
    </style:style>
    <style:style style:name="P37" style:family="paragraph" style:parent-style-name="Heading_20_2">
      <style:text-properties officeooo:paragraph-rsid="00835d2e"/>
    </style:style>
    <style:style style:name="P38" style:family="paragraph" style:parent-style-name="Heading_20_2">
      <style:text-properties officeooo:paragraph-rsid="00930f29"/>
    </style:style>
    <style:style style:name="P39" style:family="paragraph" style:parent-style-name="Heading_20_2">
      <style:text-properties officeooo:rsid="005e1b13" officeooo:paragraph-rsid="0062965d"/>
    </style:style>
    <style:style style:name="P40" style:family="paragraph" style:parent-style-name="Heading_20_1">
      <style:text-properties officeooo:rsid="007324e2" officeooo:paragraph-rsid="007324e2"/>
    </style:style>
    <style:style style:name="P41" style:family="paragraph" style:parent-style-name="Heading_20_1">
      <style:text-properties officeooo:rsid="0093ab54" officeooo:paragraph-rsid="0093ab54"/>
    </style:style>
    <style:style style:name="P42" style:family="paragraph" style:parent-style-name="Heading_20_1">
      <style:text-properties officeooo:rsid="0036bf23"/>
    </style:style>
    <style:style style:name="P43" style:family="paragraph" style:parent-style-name="Heading_20_1">
      <style:text-properties officeooo:rsid="0095695f" officeooo:paragraph-rsid="0095695f"/>
    </style:style>
    <style:style style:name="P44" style:family="paragraph" style:parent-style-name="Heading_20_3">
      <style:text-properties officeooo:rsid="005ec4ef" officeooo:paragraph-rsid="005ec4ef"/>
    </style:style>
    <style:style style:name="P45" style:family="paragraph" style:parent-style-name="Heading_20_3">
      <style:text-properties officeooo:paragraph-rsid="0080b9e9"/>
    </style:style>
    <style:style style:name="T1" style:family="text">
      <style:text-properties officeooo:rsid="005c67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7" style:family="text">
      <style:text-properties officeooo:rsid="0005446a"/>
    </style:style>
    <style:style style:name="T8" style:family="text">
      <style:text-properties officeooo:rsid="0014b18e"/>
    </style:style>
    <style:style style:name="T9" style:family="text">
      <style:text-properties officeooo:rsid="00024397"/>
    </style:style>
    <style:style style:name="T10" style:family="text">
      <style:text-properties officeooo:rsid="003b578a"/>
    </style:style>
    <style:style style:name="T11" style:family="text">
      <style:text-properties officeooo:rsid="0040f6d5"/>
    </style:style>
    <style:style style:name="T12" style:family="text">
      <style:text-properties officeooo:rsid="00519ef0"/>
    </style:style>
    <style:style style:name="T13" style:family="text">
      <style:text-properties officeooo:rsid="00594092"/>
    </style:style>
    <style:style style:name="T14" style:family="text">
      <style:text-properties officeooo:rsid="005c5edb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654867"/>
    </style:style>
    <style:style style:name="T18" style:family="text">
      <style:text-properties officeooo:rsid="0073d47b"/>
    </style:style>
    <style:style style:name="T19" style:family="text">
      <style:text-properties officeooo:rsid="0076ecd2"/>
    </style:style>
    <style:style style:name="T20" style:family="text">
      <style:text-properties officeooo:rsid="00835d2e"/>
    </style:style>
    <style:style style:name="T21" style:family="text">
      <style:text-properties officeooo:rsid="008418ce"/>
    </style:style>
    <style:style style:name="T22" style:family="text">
      <style:text-properties officeooo:rsid="00877f9a"/>
    </style:style>
    <style:style style:name="T23" style:family="text">
      <style:text-properties officeooo:rsid="0089222a"/>
    </style:style>
    <style:style style:name="T24" style:family="text">
      <style:text-properties officeooo:rsid="00930f29"/>
    </style:style>
    <style:style style:name="T25" style:family="text">
      <style:text-properties officeooo:rsid="0093ab5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7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333_620839083" text:style-name="Index_20_Link" text:visited-style-name="Index_20_Link">Table Of Contents<text:tab/>2</text:a></text:p>
          <text:p text:style-name="P26"><text:a xlink:type="simple" xlink:href="#__RefHeading__892_620839083" text:style-name="Index_20_Link" text:visited-style-name="Index_20_Link">DataBroker<text:tab/>4</text:a></text:p>
          <text:p text:style-name="P27"><text:a xlink:type="simple" xlink:href="#__RefHeading__894_620839083" text:style-name="Index_20_Link" text:visited-style-name="Index_20_Link">Data Flow<text:tab/>4</text:a></text:p>
          <text:p text:style-name="P28"><text:a xlink:type="simple" xlink:href="#__RefHeading__896_620839083" text:style-name="Index_20_Link" text:visited-style-name="Index_20_Link">Data Flow Nodes<text:tab/>4</text:a></text:p>
          <text:p text:style-name="P27"><text:a xlink:type="simple" xlink:href="#__RefHeading__898_620839083" text:style-name="Index_20_Link" text:visited-style-name="Index_20_Link">Metadata<text:tab/>4</text:a></text:p>
          <text:p text:style-name="P28"><text:a xlink:type="simple" xlink:href="#__RefHeading__900_620839083" text:style-name="Index_20_Link" text:visited-style-name="Index_20_Link">Metadata API<text:tab/>4</text:a></text:p>
          <text:p text:style-name="P26"><text:a xlink:type="simple" xlink:href="#__RefHeading__335_620839083" text:style-name="Index_20_Link" text:visited-style-name="Index_20_Link">Implementing Data Flow Nodes<text:tab/>5</text:a></text:p>
          <text:p text:style-name="P27"><text:a xlink:type="simple" xlink:href="#__RefHeading__337_620839083" text:style-name="Index_20_Link" text:visited-style-name="Index_20_Link">Types of Data Flow Nodes<text:tab/>5</text:a></text:p>
          <text:p text:style-name="P28"><text:a xlink:type="simple" xlink:href="#__RefHeading__339_620839083" text:style-name="Index_20_Link" text:visited-style-name="Index_20_Link">Data Source<text:tab/>5</text:a></text:p>
          <text:p text:style-name="P28"><text:a xlink:type="simple" xlink:href="#__RefHeading__341_620839083" text:style-name="Index_20_Link" text:visited-style-name="Index_20_Link">Data Processor<text:tab/>5</text:a></text:p>
          <text:p text:style-name="P28"><text:a xlink:type="simple" xlink:href="#__RefHeading__343_620839083" text:style-name="Index_20_Link" text:visited-style-name="Index_20_Link">Data Sink<text:tab/>5</text:a></text:p>
          <text:p text:style-name="P28"><text:a xlink:type="simple" xlink:href="#__RefHeading__345_620839083" text:style-name="Index_20_Link" text:visited-style-name="Index_20_Link">Data Service<text:tab/>5</text:a></text:p>
          <text:p text:style-name="P28"><text:a xlink:type="simple" xlink:href="#__RefHeading__347_620839083" text:style-name="Index_20_Link" text:visited-style-name="Index_20_Link">Data Store<text:tab/>5</text:a></text:p>
          <text:p text:style-name="P27"><text:a xlink:type="simple" xlink:href="#__RefHeading__653_2062004103" text:style-name="Index_20_Link" text:visited-style-name="Index_20_Link">Data Flow Node Interface<text:tab/>5</text:a></text:p>
          <text:p text:style-name="P28"><text:a xlink:type="simple" xlink:href="#__RefHeading__655_2062004103" text:style-name="Index_20_Link" text:visited-style-name="Index_20_Link">getDataFlow<text:tab/>5</text:a></text:p>
          <text:p text:style-name="P28"><text:a xlink:type="simple" xlink:href="#__RefHeading__657_2062004103" text:style-name="Index_20_Link" text:visited-style-name="Index_20_Link">setDataFlow<text:tab/>5</text:a></text:p>
          <text:p text:style-name="P28"><text:a xlink:type="simple" xlink:href="#__RefHeading__659_2062004103" text:style-name="Index_20_Link" text:visited-style-name="Index_20_Link">getName<text:tab/>5</text:a></text:p>
          <text:p text:style-name="P28"><text:a xlink:type="simple" xlink:href="#__RefHeading__661_2062004103" text:style-name="Index_20_Link" text:visited-style-name="Index_20_Link">setName<text:tab/>5</text:a></text:p>
          <text:p text:style-name="P28"><text:a xlink:type="simple" xlink:href="#__RefHeading__663_2062004103" text:style-name="Index_20_Link" text:visited-style-name="Index_20_Link">getProperties<text:tab/>5</text:a></text:p>
          <text:p text:style-name="P28"><text:a xlink:type="simple" xlink:href="#__RefHeading__665_2062004103" text:style-name="Index_20_Link" text:visited-style-name="Index_20_Link">setProperties<text:tab/>6</text:a></text:p>
          <text:p text:style-name="P27"><text:a xlink:type="simple" xlink:href="#__RefHeading__667_2062004103" text:style-name="Index_20_Link" text:visited-style-name="Index_20_Link">Data Source Interface<text:tab/>6</text:a></text:p>
          <text:p text:style-name="P28"><text:a xlink:type="simple" xlink:href="#__RefHeading__669_2062004103" text:style-name="Index_20_Link" text:visited-style-name="Index_20_Link">getDataProviderDataClasses<text:tab/>6</text:a></text:p>
          <text:p text:style-name="P28"><text:a xlink:type="simple" xlink:href="#__RefHeading__671_2062004103" text:style-name="Index_20_Link" text:visited-style-name="Index_20_Link">getDataProvider<text:tab/>6</text:a></text:p>
          <text:p text:style-name="P27"><text:a xlink:type="simple" xlink:href="#__RefHeading__673_2062004103" text:style-name="Index_20_Link" text:visited-style-name="Index_20_Link">Data Processor Interface<text:tab/>6</text:a></text:p>
          <text:p text:style-name="P28"><text:a xlink:type="simple" xlink:href="#__RefHeading__1028_2062004103" text:style-name="Index_20_Link" text:visited-style-name="Index_20_Link">getDataConsumerDataClasses<text:tab/>6</text:a></text:p>
          <text:p text:style-name="P28"><text:a xlink:type="simple" xlink:href="#__RefHeading__1030_2062004103" text:style-name="Index_20_Link" text:visited-style-name="Index_20_Link">getDataConsumer<text:tab/>6</text:a></text:p>
          <text:p text:style-name="P28"><text:a xlink:type="simple" xlink:href="#__RefHeading__1032_2062004103" text:style-name="Index_20_Link" text:visited-style-name="Index_20_Link">getDataProviderDataClasses<text:tab/>6</text:a></text:p>
          <text:p text:style-name="P28"><text:a xlink:type="simple" xlink:href="#__RefHeading__1034_2062004103" text:style-name="Index_20_Link" text:visited-style-name="Index_20_Link">getDataProvider<text:tab/>6</text:a></text:p>
          <text:p text:style-name="P27"><text:a xlink:type="simple" xlink:href="#__RefHeading__675_2062004103" text:style-name="Index_20_Link" text:visited-style-name="Index_20_Link">Data Sink Interface<text:tab/>7</text:a></text:p>
          <text:p text:style-name="P28"><text:a xlink:type="simple" xlink:href="#__RefHeading__1036_2062004103" text:style-name="Index_20_Link" text:visited-style-name="Index_20_Link">getDataConsumerDataClasses<text:tab/>7</text:a></text:p>
          <text:p text:style-name="P28"><text:a xlink:type="simple" xlink:href="#__RefHeading__1038_2062004103" text:style-name="Index_20_Link" text:visited-style-name="Index_20_Link">getDataConsumer<text:tab/>7</text:a></text:p>
          <text:p text:style-name="P27"><text:a xlink:type="simple" xlink:href="#__RefHeading__677_2062004103" text:style-name="Index_20_Link" text:visited-style-name="Index_20_Link">Data Service Interface<text:tab/>7</text:a></text:p>
          <text:p text:style-name="P28"><text:a xlink:type="simple" xlink:href="#__RefHeading__1040_2062004103" text:style-name="Index_20_Link" text:visited-style-name="Index_20_Link">getDataConsumerDataClasses<text:tab/>7</text:a></text:p>
          <text:p text:style-name="P28"><text:a xlink:type="simple" xlink:href="#__RefHeading__1042_2062004103" text:style-name="Index_20_Link" text:visited-style-name="Index_20_Link">getDataConsumer<text:tab/>7</text:a></text:p>
          <text:p text:style-name="P28"><text:a xlink:type="simple" xlink:href="#__RefHeading__1044_2062004103" text:style-name="Index_20_Link" text:visited-style-name="Index_20_Link">getDataProviderDataClasses<text:tab/>7</text:a></text:p>
          <text:p text:style-name="P28"><text:a xlink:type="simple" xlink:href="#__RefHeading__1046_2062004103" text:style-name="Index_20_Link" text:visited-style-name="Index_20_Link">getDataProvider<text:tab/>7</text:a></text:p>
          <text:p text:style-name="P27"><text:a xlink:type="simple" xlink:href="#__RefHeading__679_2062004103" text:style-name="Index_20_Link" text:visited-style-name="Index_20_Link">Data Store Interface<text:tab/>7</text:a></text:p>
          <text:p text:style-name="P28"><text:a xlink:type="simple" xlink:href="#__RefHeading__1076_2062004103" text:style-name="Index_20_Link" text:visited-style-name="Index_20_Link">getDataConsumerDataClasses<text:tab/>8</text:a></text:p>
          <text:p text:style-name="P28"><text:a xlink:type="simple" xlink:href="#__RefHeading__1078_2062004103" text:style-name="Index_20_Link" text:visited-style-name="Index_20_Link">getDataConsumer<text:tab/>8</text:a></text:p>
          <text:p text:style-name="P28"><text:a xlink:type="simple" xlink:href="#__RefHeading__1080_2062004103" text:style-name="Index_20_Link" text:visited-style-name="Index_20_Link">getDataProviderDataClasses<text:tab/>8</text:a></text:p>
          <text:p text:style-name="P28"><text:a xlink:type="simple" xlink:href="#__RefHeading__1082_2062004103" text:style-name="Index_20_Link" text:visited-style-name="Index_20_Link">getDataProvider<text:tab/>8</text:a></text:p>
          <text:p text:style-name="P26"><text:a xlink:type="simple" xlink:href="#__RefHeading__349_620839083" text:style-name="Index_20_Link" text:visited-style-name="Index_20_Link">Plug-In Packaging<text:tab/>9</text:a></text:p>
          <text:p text:style-name="P27"><text:a xlink:type="simple" xlink:href="#__RefHeading__351_620839083" text:style-name="Index_20_Link" text:visited-style-name="Index_20_Link">Wildfly-8.1.0.Final<text:tab/>9</text:a></text:p>
          <text:p text:style-name="P28"><text:a xlink:type="simple" xlink:href="#__RefHeading__353_620839083" text:style-name="Index_20_Link" text:visited-style-name="Index_20_Link">pom.xml<text:tab/>9</text:a></text:p>
          <text:p text:style-name="P28"><text:a xlink:type="simple" xlink:href="#__RefHeading__355_620839083" text:style-name="Index_20_Link" text:visited-style-name="Index_20_Link">pom.xml<text:tab/>10</text:a></text:p>
          <text:p text:style-name="P28"><text:soft-page-break/><text:a xlink:type="simple" xlink:href="#__RefHeading__357_620839083" text:style-name="Index_20_Link" text:visited-style-name="Index_20_Link">pom.xml<text:tab/>11</text:a></text:p>
          <text:p text:style-name="P28"><text:a xlink:type="simple" xlink:href="#__RefHeading__359_620839083" text:style-name="Index_20_Link" text:visited-style-name="Index_20_Link">beans.xml<text:tab/>12</text:a></text:p>
          <text:p text:style-name="P28"><text:a xlink:type="simple" xlink:href="#__RefHeading__361_620839083" text:style-name="Index_20_Link" text:visited-style-name="Index_20_Link">jboss-deployment-structure.xml<text:tab/>12</text:a></text:p>
          <text:p text:style-name="P26"><text:a xlink:type="simple" xlink:href="#__RefHeading__363_620839083" text:style-name="Index_20_Link" text:visited-style-name="Index_20_Link">Metadata API Model<text:tab/>13</text:a></text:p>
          <text:p text:style-name="P27"><text:a xlink:type="simple" xlink:href="#__RefHeading__365_620839083" text:style-name="Index_20_Link" text:visited-style-name="Index_20_Link">Examples<text:tab/>13</text:a></text:p>
          <text:p text:style-name="P28"><text:a xlink:type="simple" xlink:href="#__RefHeading__367_620839083" text:style-name="Index_20_Link" text:visited-style-name="Index_20_Link">Example Interface of Annotations<text:tab/>13</text:a></text:p>
          <text:p text:style-name="P28"><text:a xlink:type="simple" xlink:href="#__RefHeading__369_620839083" text:style-name="Index_20_Link" text:visited-style-name="Index_20_Link">Example Obtaining information<text:tab/>13</text:a></text:p>
          <text:p text:style-name="P26"><text:a xlink:type="simple" xlink:href="#__RefHeading__902_620839083" text:style-name="Index_20_Link" text:visited-style-name="Index_20_Link">Index<text:tab/>14</text:a></text:p>
        </text:index-body>
      </text:table-of-content>
      <text:p text:style-name="P12"/>
      <text:h text:style-name="P40" text:outline-level="1"><text:bookmark-start text:name="__RefHeading__892_620839083"/>DataBroker<text:bookmark-end text:name="__RefHeading__892_620839083"/></text:h>
      <text:p text:style-name="P13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Data Flow<text:bookmark-end text:name="__RefHeading__894_620839083"/></text:h>
      <text:h text:style-name="Heading_20_3" text:outline-level="3"><text:bookmark-start text:name="__RefHeading__896_620839083"/>Data Flow Nodes<text:bookmark-end text:name="__RefHeading__896_620839083"/></text:h>
      <text:h text:style-name="P31" text:outline-level="2"><text:bookmark-start text:name="__RefHeading__898_620839083"/>Metadata<text:bookmark-end text:name="__RefHeading__898_620839083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18">Implementing Data </text:span>Flow<text:span text:style-name="T16"> Nodes</text:span><text:bookmark-end text:name="__RefHeading__335_620839083"/></text:h>
      <text:h text:style-name="P32" text:outline-level="2"/>
      <text:h text:style-name="P37" text:outline-level="2"><text:bookmark-start text:name="__RefHeading__337_620839083"/>Types <text:span text:style-name="T20">of Data Flow Nodes</text:span><text:bookmark-end text:name="__RefHeading__337_620839083"/></text:h>
      <text:h text:style-name="P44" text:outline-level="3"><text:bookmark-start text:name="__RefHeading__339_620839083"/>Data Source<text:bookmark-end text:name="__RefHeading__339_620839083"/></text:h>
      <text:h text:style-name="Heading_20_3" text:outline-level="3"><text:bookmark-start text:name="__RefHeading__341_620839083"/>Data Processor<text:bookmark-end text:name="__RefHeading__341_620839083"/></text:h>
      <text:h text:style-name="Heading_20_3" text:outline-level="3"><text:bookmark-start text:name="__RefHeading__343_620839083"/>Data Sink<text:bookmark-end text:name="__RefHeading__343_620839083"/></text:h>
      <text:h text:style-name="Heading_20_3" text:outline-level="3"><text:bookmark-start text:name="__RefHeading__345_620839083"/>Data Service<text:bookmark-end text:name="__RefHeading__345_620839083"/></text:h>
      <text:h text:style-name="Heading_20_3" text:outline-level="3"><text:bookmark-start text:name="__RefHeading__347_620839083"/>Data Store<text:bookmark-end text:name="__RefHeading__347_620839083"/></text:h>
      <text:h text:style-name="P38" text:outline-level="2">Dat<text:span text:style-name="T24">a Flow Node Life-cycle</text:span></text:h>
      <text:p text:style-name="P25"><text:soft-page-break/><draw:frame draw:style-name="fr1" draw:name="Image1" text:anchor-type="as-char" svg:width="11.446cm" svg:height="22.541cm" draw:z-index="0"><draw:image xlink:href="Pictures/2000042100002CB50000580CD2054CB0.svm" xlink:type="simple" xlink:show="embed" xlink:actuate="onLoad"/></draw:frame></text:p>
      <text:p text:style-name="P24"/>
      <text:h text:style-name="P33" text:outline-level="2"><text:bookmark-start text:name="__RefHeading__653_2062004103"/><text:soft-page-break/>Data Flow Node Interface<text:bookmark-end text:name="__RefHeading__653_2062004103"/></text:h>
      <text:p text:style-name="P15">DataFlowNode is an interface through which the state of a data flow node can be examined.</text:p>
      <text:p text:style-name="P8">public interface DataFlowNode<text:line-break/>{<text:line-break/> <text:s text:c="3"/>public DataFlow getDataFlow();<text:line-break/> <text:s text:c="3"/>public void setDataFlow(DataFlow dataFlow)<text:line-break/> <text:s text:c="7"/>throws IllegalStateException, InvalidDataFlowException;<text:line-break/> <text:s text:c="3"/>public String getName();<text:line-break/> <text:s text:c="3"/>public void setName(String name)<text:line-break/> <text:s text:c="7"/>throws IllegalStateException, InvalidNameException;<text:line-break/> <text:s text:c="3"/>public Map&lt;String, String&gt; getProperties();<text:line-break/> <text:s text:c="3"/>public void setProperties(Map&lt;String, String&gt; properties)<text:line-break/> <text:s text:c="7"/>throws IllegalStateException, InvalidPropertyException, MissingPropertyException;<text:line-break/>}</text:p>
      <text:h text:style-name="P45" text:outline-level="3"><text:bookmark-start text:name="__RefHeading__655_2062004103"/>getDataFlow<text:bookmark-end text:name="__RefHeading__655_2062004103"/></text:h>
      <text:p text:style-name="P8">public DataFlow getDataFlow();</text:p>
      <text:p text:style-name="P15"><text:span text:style-name="T19">Returns </text:span>the<text:span text:style-name="T19"> data flow associated with the data flow node.</text:span></text:p>
      <text:h text:style-name="P45" text:outline-level="3"><text:bookmark-start text:name="__RefHeading__657_2062004103"/>setDataFlow<text:bookmark-end text:name="__RefHeading__657_2062004103"/></text:h>
      <text:p text:style-name="P8">public void setDataFlow(DataFlow dataFlow)<text:line-break/> <text:s text:c="3"/>throws IllegalStateException, InvalidDataFlowException;</text:p>
      <text:p text:style-name="P14">Sets the data flow associated with the data flow node.</text:p>
      <text:h text:style-name="P45" text:outline-level="3"><text:bookmark-start text:name="__RefHeading__659_2062004103"/>getName<text:bookmark-end text:name="__RefHeading__659_2062004103"/></text:h>
      <text:p text:style-name="P8">public String getName();</text:p>
      <text:p text:style-name="P14">Returns the name of the data flow node.</text:p>
      <text:h text:style-name="P45" text:outline-level="3"><text:bookmark-start text:name="__RefHeading__661_2062004103"/>setName<text:bookmark-end text:name="__RefHeading__661_2062004103"/></text:h>
      <text:p text:style-name="P8">public void setName(String name)<text:line-break/> <text:s text:c="3"/>throws IllegalStateException, InvalidNameException;</text:p>
      <text:p text:style-name="P14">Sets the name of the data flow node.</text:p>
      <text:h text:style-name="P45" text:outline-level="3"><text:bookmark-start text:name="__RefHeading__663_2062004103"/>getProperties<text:bookmark-end text:name="__RefHeading__663_2062004103"/></text:h>
      <text:p text:style-name="P8">public Map&lt;String, String&gt; getProperties();</text:p>
      <text:p text:style-name="P14">Returns the properties of the data flow node.</text:p>
      <text:h text:style-name="P45" text:outline-level="3"><text:bookmark-start text:name="__RefHeading__665_2062004103"/>setProperties<text:bookmark-end text:name="__RefHeading__665_2062004103"/></text:h>
      <text:p text:style-name="P8">public void setProperties(Map&lt;String, String&gt; properties)<text:line-break/> <text:s text:c="3"/>throws IllegalStateException, InvalidPropertyException, MissingPropertyException;</text:p>
      <text:p text:style-name="P14">Sets the properties of the data flow node.</text:p>
      <text:h text:style-name="P34" text:outline-level="2"><text:bookmark-start text:name="__RefHeading__667_2062004103"/>Data <text:span text:style-name="T21">Source</text:span> Interface<text:bookmark-end text:name="__RefHeading__667_2062004103"/></text:h>
      <text:p text:style-name="P16">DataSource is an interface to data source.</text:p>
      <text:p text:style-name="Code">public interface DataSource extends DataFlowNode<text:line-break/>{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669_2062004103"/>getDataProviderDataClasses <text:bookmark-end text:name="__RefHeading__669_2062004103"/></text:h>
      <text:p text:style-name="Code">public Collection&lt;Class&lt;?&gt;&gt; getDataProviderDataClasses();</text:p>
      <text:p text:style-name="P16"><text:soft-page-break/>Returns the data classes of the data providers, of the data source.</text:p>
      <text:h text:style-name="Heading_20_3" text:outline-level="3"><text:bookmark-start text:name="__RefHeading__671_2062004103"/>getDataProvider<text:bookmark-end text:name="__RefHeading__671_2062004103"/></text:h>
      <text:p text:style-name="P16">Returns the data provider, of the specified data class, of the data source.</text:p>
      <text:p text:style-name="Code">public &lt;T&gt; DataProvider&lt;T&gt; getDataProvider(Class&lt;T&gt; dataClass);</text:p>
      <text:h text:style-name="P35" text:outline-level="2"><text:bookmark-start text:name="__RefHeading__673_2062004103"/>Data <text:span text:style-name="T22">Processor</text:span> Interface<text:bookmark-end text:name="__RefHeading__673_2062004103"/></text:h>
      <text:p text:style-name="P17">DataProcessor is an interface to data processor.</text:p>
      <text:p text:style-name="Code">public interface DataProcessor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28_2062004103"/>getDataConsumerDataClasses<text:bookmark-end text:name="__RefHeading__1028_2062004103"/></text:h>
      <text:p text:style-name="Code">public Collection&lt;Class&lt;?&gt;&gt; getDataConsumerDataClasses();</text:p>
      <text:p text:style-name="P17">Returns the data classes of the data consumers, of the data processor.</text:p>
      <text:h text:style-name="Heading_20_3" text:outline-level="3"><text:bookmark-start text:name="__RefHeading__1030_2062004103"/>getDataConsumer<text:bookmark-end text:name="__RefHeading__1030_2062004103"/></text:h>
      <text:p text:style-name="Code">public &lt;T&gt; DataConsumer&lt;T&gt; getDataConsumer(Class&lt;T&gt; dataClass);</text:p>
      <text:p text:style-name="P17">Returns the data consumer, of the specified data class, of the data processor.</text:p>
      <text:h text:style-name="Heading_20_3" text:outline-level="3"><text:bookmark-start text:name="__RefHeading__1032_2062004103"/>getDataProviderDataClasses<text:bookmark-end text:name="__RefHeading__1032_2062004103"/></text:h>
      <text:p text:style-name="Code">public Collection&lt;Class&lt;?&gt;&gt; getDataProviderDataClasses();</text:p>
      <text:p text:style-name="P17">Returns the data classes of the data providers, of the data processor.</text:p>
      <text:h text:style-name="Heading_20_3" text:outline-level="3"><text:bookmark-start text:name="__RefHeading__1034_2062004103"/>getDataProvider<text:bookmark-end text:name="__RefHeading__1034_2062004103"/></text:h>
      <text:p text:style-name="Code">public &lt;T&gt; DataProvider&lt;T&gt; getDataProvider(Class&lt;T&gt; dataClass);</text:p>
      <text:p text:style-name="P17">Returns the data provider, of the specified data class, of the data processor.</text:p>
      <text:h text:style-name="P36" text:outline-level="2"><text:bookmark-start text:name="__RefHeading__675_2062004103"/>Data <text:span text:style-name="T22">Sink</text:span> Interface<text:bookmark-end text:name="__RefHeading__675_2062004103"/></text:h>
      <text:p text:style-name="P18">DataSink is an interface to data sink.</text:p>
      <text:p text:style-name="Code">public interface DataSink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}</text:p>
      <text:h text:style-name="Heading_20_3" text:outline-level="3"><text:bookmark-start text:name="__RefHeading__1036_2062004103"/>getDataConsumerDataClasses<text:bookmark-end text:name="__RefHeading__1036_2062004103"/></text:h>
      <text:p text:style-name="Code">public Collection&lt;Class&lt;?&gt;&gt; getDataConsumerDataClasses();</text:p>
      <text:p text:style-name="P18">Returns the data classes of the data consumers, of the data sink.</text:p>
      <text:h text:style-name="Heading_20_3" text:outline-level="3"><text:bookmark-start text:name="__RefHeading__1038_2062004103"/>getDataConsumer<text:bookmark-end text:name="__RefHeading__1038_2062004103"/></text:h>
      <text:p text:style-name="Code">public &lt;T&gt; DataConsumer&lt;T&gt; getDataConsumer(Class&lt;T&gt; dataClass);</text:p>
      <text:p text:style-name="P18">Returns the data consumer, of the specified data class, of the data sink.</text:p>
      <text:h text:style-name="P35" text:outline-level="2"><text:bookmark-start text:name="__RefHeading__677_2062004103"/>Data <text:span text:style-name="T22">Service</text:span> Interface<text:bookmark-end text:name="__RefHeading__677_2062004103"/></text:h>
      <text:p text:style-name="P19">DataService is an interface to data service.</text:p>
      <text:p text:style-name="Code"><text:soft-page-break/>public interface DataServic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40_2062004103"/>getDataConsumerDataClasses<text:bookmark-end text:name="__RefHeading__1040_2062004103"/></text:h>
      <text:p text:style-name="Code">public Collection&lt;Class&lt;?&gt;&gt; getDataConsumerDataClasses();</text:p>
      <text:p text:style-name="P20">Returns the data classes of the data consumers, of the data service.</text:p>
      <text:h text:style-name="Heading_20_3" text:outline-level="3"><text:bookmark-start text:name="__RefHeading__1042_2062004103"/>getDataConsumer<text:bookmark-end text:name="__RefHeading__1042_2062004103"/></text:h>
      <text:p text:style-name="Code">public &lt;T&gt; DataConsumer&lt;T&gt; getDataConsumer(Class&lt;T&gt; dataClass);</text:p>
      <text:p text:style-name="P20">Returns the data consumer, of the specified data class, of the data service.</text:p>
      <text:h text:style-name="Heading_20_3" text:outline-level="3"><text:bookmark-start text:name="__RefHeading__1044_2062004103"/>getDataProviderDataClasses<text:bookmark-end text:name="__RefHeading__1044_2062004103"/></text:h>
      <text:p text:style-name="Code">public Collection&lt;Class&lt;?&gt;&gt; getDataProviderDataClasses();</text:p>
      <text:p text:style-name="P21">Returns the data classes of the data providers, of the data service.</text:p>
      <text:h text:style-name="Heading_20_3" text:outline-level="3"><text:bookmark-start text:name="__RefHeading__1046_2062004103"/>getDataProvider<text:bookmark-end text:name="__RefHeading__1046_2062004103"/></text:h>
      <text:p text:style-name="Code">public &lt;T&gt; DataProvider&lt;T&gt; getDataProvider(Class&lt;T&gt; dataClass);</text:p>
      <text:p text:style-name="P21">Returns the data provider, of the specified data class, of the data service.</text:p>
      <text:h text:style-name="P35" text:outline-level="2"><text:bookmark-start text:name="__RefHeading__679_2062004103"/>Data <text:span text:style-name="T23">Store</text:span> Interface<text:bookmark-end text:name="__RefHeading__679_2062004103"/></text:h>
      <text:p text:style-name="P22">DataStore is an interface to data store.</text:p>
      <text:p text:style-name="Code">public interface DataStor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76_2062004103"/>getDataConsumerDataClasses<text:bookmark-end text:name="__RefHeading__1076_2062004103"/></text:h>
      <text:p text:style-name="Code">public Collection&lt;Class&lt;?&gt;&gt; getDataConsumerDataClasses();</text:p>
      <text:p text:style-name="P23">Returns the data classes of the data consumers, of the data store.</text:p>
      <text:h text:style-name="Heading_20_3" text:outline-level="3"><text:bookmark-start text:name="__RefHeading__1078_2062004103"/>getDataConsumer<text:bookmark-end text:name="__RefHeading__1078_2062004103"/></text:h>
      <text:p text:style-name="Code">public &lt;T&gt; DataConsumer&lt;T&gt; getDataConsumer(Class&lt;T&gt; dataClass);</text:p>
      <text:p text:style-name="P23">Returns the data consumer, of the specified data class, of the data store.</text:p>
      <text:h text:style-name="Heading_20_3" text:outline-level="3"><text:bookmark-start text:name="__RefHeading__1080_2062004103"/>getDataProviderDataClasses<text:bookmark-end text:name="__RefHeading__1080_2062004103"/></text:h>
      <text:p text:style-name="Code">public Collection&lt;Class&lt;?&gt;&gt; getDataProviderDataClasses();</text:p>
      <text:p text:style-name="P23">Returns the data classes of the data providers, of the data store.</text:p>
      <text:h text:style-name="Heading_20_3" text:outline-level="3"><text:bookmark-start text:name="__RefHeading__1082_2062004103"/>getDataProvider<text:bookmark-end text:name="__RefHeading__1082_2062004103"/></text:h>
      <text:p text:style-name="Code">public &lt;T&gt; DataProvider&lt;T&gt; getDataProvider(Class&lt;T&gt; dataClass);</text:p>
      <text:p text:style-name="P23">Returns the data provider, of the specified data class, of the data store.</text:p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11"/>
      <text:h text:style-name="P39" text:outline-level="2"><text:bookmark-start text:name="__RefHeading__351_620839083"/>Wildfly-8.1.0.Final<text:bookmark-end text:name="__RefHeading__351_620839083"/></text:h>
      <text:p text:style-name="P9"/>
      <text:p text:style-name="Code">mvn -P wildfly clean install</text:p>
      <text:p text:style-name="Text_20_body"/>
      <text:p text:style-name="Code">mvn -Dwildfly.username=<text:span text:style-name="T5">myusername</text:span> -Dwildfly.password=<text:span text:style-name="T5">mypassword</text:span> <text:span text:style-name="T15">\</text:span><text:line-break/> <text:s text:c="3"/>-Dwildfly.hostname=<text:span text:style-name="T5">myhostname</text:span> -P wildfly clean install</text:p>
      <text:p text:style-name="P10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2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</text:span><text:soft-page-break/><text:span text:style-name="T12"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 <text:s text:c="11"/>&lt;scope&gt;provided&lt;/scope&gt;<text:line-break/><text:soft-pag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7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3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 <text:s text:c="31"/>&lt;goals&gt;<text:line-break/></text:span><text:soft-page-break/><text:span text:style-name="T13"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Code">&lt;?xml version="1.0" encoding="UTF-8"?&gt;<text:line-break/><text:span text:style-name="T11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6">pluginname</text:span>-<text:span text:style-name="T6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P41" text:outline-level="1">JEE Annotations</text:h>
      <text:h text:style-name="Heading_20_2" text:outline-level="2">Life-cycle annoyations</text:h>
      <text:p text:style-name="Text_20_body"><text:span text:style-name="T25">@</text:span>PostCreated</text:p>
      <text:p text:style-name="Text_20_body">@PostRecovery</text:p>
      <text:p text:style-name="Text_20_body">@PreActivated</text:p>
      <text:p text:style-name="Text_20_body">@PostActivated</text:p>
      <text:p text:style-name="Text_20_body">@PreDeactivated</text:p>
      <text:p text:style-name="Text_20_body">@PostDeactivated</text:p>
      <text:p text:style-name="Text_20_body">@PreConfig</text:p>
      <text:p text:style-name="Text_20_body">@PostConfig</text:p>
      <text:p text:style-name="Standard">@PreDelete</text:p>
      <text:h text:style-name="Heading_20_2" text:outline-level="2">Injection Annotations</text:h>
      <text:p text:style-name="Standard">DataProviderInjection</text:p>
      <text:p text:style-name="Standard">DataConsumerInjection</text:p>
      <text:p text:style-name="P29"/>
      <text:h text:style-name="P42" text:outline-level="1"><text:bookmark-start text:name="__RefHeading__363_620839083"/>Metadata API Model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10">Example Interface</text:span> of <text:span text:style-name="T7">Annotations</text:span><text:bookmark-end text:name="__RefHeading__367_620839083"/></text:h>
      <text:p text:style-name="P5"><text:span text:style-name="T7">import com.arjuna.databroker.metadata.annotations.MetadataContentView;</text:span><text:line-break/><text:span text:style-name="T7">import com.arjuna.databroker.metadata.annotations.MetadataStatementMapping;</text:span><text:line-break/><text:line-break/><text:span text:style-name="T8">@MetadataContentView</text:span><text:line-break/>public interface <text:span text:style-name="T9">My</text:span>DataSource<text:line-break/>{<text:line-break/> <text:s text:c="3"/><text:span text:style-name="T9">@MetadataStatementMapping(name = “http://rdfs.arjuna.com/description#hasTitle”,<text:line-break/> <text:s text:c="29"/>type = "http://www.w3.org/2001/XMLSchema#string")</text:span><text:line-break/> <text:s text:c="3"/><text:span text:style-name="T9">public String getTitle();<text:line-break/></text:span><text:line-break/> <text:s text:c="3"/><text:span text:style-name="T9">@MetadataStatementMapping(name = “http://rdfs.arjuna.com/description#hasSummary”,<text:line-break/> <text:s text:c="29"/>type = "http://www.w3.org/2001/XMLSchema#string")</text:span><text:line-break/> <text:s text:c="3"/><text:span text:style-name="T9">public String getSummary();<text:line-break/></text:span><text:line-break/> <text:s text:c="3"/><text:span text:style-name="T9">@MetadataStatementMapping(name = “http://rdfs.arjuna.com/description#hasDetails”,<text:line-break/> <text:s text:c="29"/>type = "http://www.w3.org/2001/XMLSchema#string")</text:span><text:line-break/> <text:s text:c="3"/><text:span text:style-name="T9">public String getDetails();<text:line-break/></text:span>};</text:p>
      <text:h text:style-name="Heading_20_3" text:outline-level="3"><text:bookmark-start text:name="__RefHeading__369_620839083"/><text:span text:style-name="T10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P43" text:outline-level="1">Testing</text:h>
      <text:p text:style-name="P30"/>
      <text:p text:style-name="Code">&lt;dependency&gt;<text:line-break/> <text:s text:c="3"/>&lt;groupId&gt;junit&lt;/groupId&gt;<text:line-break/> <text:s text:c="3"/>&lt;artifactId&gt;junit&lt;/artifactId&gt;<text:line-break/> <text:s text:c="3"/>&lt;scope&gt;test&lt;/scope&gt;<text:line-break/>&lt;/dependency&gt;</text:p>
      <text:p text:style-name="Text_20_body"/>
      <text:p text:style-name="Code">&lt;dependency&gt;<text:line-break/> <text:s text:c="3"/>&lt;groupId&gt;com.arjuna.dbutilities.testsupport&lt;/groupId&gt;<text:line-break/> <text:s text:c="3"/>&lt;artifactId&gt;dataflownodes-dummy&lt;/artifactId&gt;<text:line-break/> <text:s text:c="3"/>&lt;version&gt;1.0.0p1m1&lt;/version&gt;<text:line-break/> <text:s text:c="3"/>&lt;scope&gt;test&lt;/scope&gt;<text:line-break/>&lt;/dependency&gt;<text:line-break/>&lt;dependency&gt;<text:line-break/> <text:s text:c="3"/>&lt;groupId&gt;com.arjuna.dbutilities.testsupport&lt;/groupId&gt;<text:line-break/> <text:s text:c="3"/>&lt;artifactId&gt;dataflownodes-lifecycle&lt;/artifactId&gt;<text:line-break/> <text:s text:c="3"/>&lt;version&gt;1.0.0p1m1&lt;/version&gt;<text:line-break/> <text:s text:c="3"/>&lt;scope&gt;test&lt;/scope&gt;<text:line-break/>&lt;/dependency&gt;</text:p>
      <text:h text:style-name="Heading_20_1" text:outline-level="1"><text:bookmark-start text:name="__RefHeading__902_620839083"/>Index<text:bookmark-end text:name="__RefHeading__902_620839083"/></text:h>
      <text:alphabetical-index text:style-name="Sect1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</text:span></text:p>
      </style:header>
      <style:footer>
        <text:p text:style-name="MP2"><text:tab/><text:span text:style-name="MT3"><text:page-number text:select-page="current">17</text:page-number></text:span><text:span text:style-name="MT3"> </text:span><text:span text:style-name="MT4">of </text:span><text:span text:style-name="MT4"><text:page-count>1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8M16S</meta:editing-duration>
    <meta:editing-cycles>131</meta:editing-cycles>
    <meta:generator>LibreOffice/4.3.4.1$Linux_X86_64 LibreOffice_project/430$Build-1</meta:generator>
    <dc:date>2014-12-28T09:53:34.339688712</dc:date>
    <meta:document-statistic meta:table-count="0" meta:image-count="1" meta:object-count="0" meta:page-count="17" meta:paragraph-count="196" meta:word-count="1151" meta:character-count="16510" meta:non-whitespace-character-count="13268"/>
    <meta:user-defined meta:name="Info 1"/>
    <meta:user-defined meta:name="Info 2"/>
    <meta:user-defined meta:name="Info 3"/>
    <meta:user-defined meta:name="Info 4"/>
  </office:meta>
</office:document-meta>
</file>